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T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fill-color="#000000" draw:textarea-vertical-align="middle" draw:auto-grow-height="false" fo:min-height="30cm" fo:min-width="52.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52.5cm" svg:height="30cm" svg:x="-9.5cm" svg:y="-6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9T16:44:31.192852666</meta:creation-date>
    <dc:date>2022-01-31T16:42:22.252774521</dc:date>
    <meta:editing-duration>PT2M26S</meta:editing-duration>
    <meta:editing-cycles>6</meta:editing-cycles>
    <meta:generator>LibreOfficeDev/7.4.0.0.alpha0$Linux_X86_64 LibreOffice_project/5d529a3b3db812e2a2a95edcb1c2f56067fab9a1</meta:generator>
    <meta:document-statistic meta:object-count="26"/>
  </office:meta>
</office:document-meta>
</file>